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B300000074A71CE1228675532A.png" manifest:media-type="image/png"/>
  <manifest:file-entry manifest:full-path="Pictures/100057150000127900000BF999D2E0265AECDAF7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urlyHogRunes" svg:font-family="CurlyHogRune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12.75mm" fo:margin-right="0mm" fo:text-indent="-13mm" style:auto-text-indent="false" style:page-number="auto" fo:background-color="transparent"/>
      <style:text-properties fo:font-size="10pt" officeooo:paragraph-rsid="0031139a" style:font-size-asian="10pt" style:font-size-complex="10pt"/>
    </style:style>
    <style:style style:name="P2" style:family="paragraph" style:parent-style-name="Standard">
      <loext:graphic-properties draw:fill="none"/>
      <style:paragraph-properties fo:margin-left="12.75mm" fo:margin-right="0mm" fo:text-indent="-13mm" style:auto-text-indent="false" fo:background-color="transparent"/>
      <style:text-properties fo:font-size="10pt" fo:font-weight="normal" officeooo:paragraph-rsid="0031139a" style:font-size-asian="10pt" style:font-weight-asian="normal" style:font-size-complex="10pt" style:font-weight-complex="normal"/>
    </style:style>
    <style:style style:name="P3" style:family="paragraph" style:parent-style-name="Standard">
      <loext:graphic-properties draw:fill="none"/>
      <style:paragraph-properties fo:margin-left="10.74mm" fo:margin-right="0mm" fo:margin-top="0mm" fo:margin-bottom="0mm" loext:contextual-spacing="false" fo:text-indent="-10.74mm" style:auto-text-indent="false" fo:background-color="transparent" style:shadow="none">
        <style:tab-stops/>
      </style:paragraph-properties>
      <style:text-properties fo:font-size="10pt" officeooo:rsid="00267496" officeooo:paragraph-rsid="00267496" style:font-size-asian="10pt" style:font-size-complex="10pt"/>
    </style:style>
    <style:style style:name="P4" style:family="paragraph" style:parent-style-name="Standard">
      <loext:graphic-properties draw:fill="none"/>
      <style:paragraph-properties fo:margin-left="10.74mm" fo:margin-right="0mm" fo:margin-top="0mm" fo:margin-bottom="0mm" loext:contextual-spacing="false" fo:text-align="start" style:justify-single-word="false" fo:text-indent="-10.74mm" style:auto-text-indent="false" fo:background-color="transparent" style:shadow="none">
        <style:tab-stops/>
      </style:paragraph-properties>
      <style:text-properties fo:font-size="10pt" officeooo:rsid="00056052" officeooo:paragraph-rsid="0027ed07" style:font-size-asian="10pt" style:font-size-complex="10pt"/>
    </style:style>
    <style:style style:name="P5" style:family="paragraph" style:parent-style-name="Standard">
      <loext:graphic-properties draw:fill="none"/>
      <style:paragraph-properties fo:margin-left="10.74mm" fo:margin-right="0mm" fo:margin-top="0mm" fo:margin-bottom="0mm" loext:contextual-spacing="false" fo:text-indent="-10.74mm" style:auto-text-indent="false" fo:background-color="transparent" style:shadow="none">
        <style:tab-stops/>
      </style:paragraph-properties>
      <style:text-properties fo:font-size="12pt" officeooo:rsid="00267496" officeooo:paragraph-rsid="00267496" style:font-size-asian="10.5pt" style:font-size-complex="12pt"/>
    </style:style>
    <style:style style:name="P6" style:family="paragraph" style:parent-style-name="Standard">
      <loext:graphic-properties draw:fill="none"/>
      <style:paragraph-properties fo:margin-left="10.74mm" fo:margin-right="0mm" fo:margin-top="0mm" fo:margin-bottom="0mm" loext:contextual-spacing="false" fo:text-indent="-10.74mm" style:auto-text-indent="false" fo:background-color="transparent" style:shadow="none">
        <style:tab-stops/>
      </style:paragraph-properties>
      <style:text-properties fo:color="#950000" fo:font-size="16pt" officeooo:rsid="00267496" officeooo:paragraph-rsid="00267496" style:font-size-asian="16pt" style:font-size-complex="16pt"/>
    </style:style>
    <style:style style:name="P7" style:family="paragraph" style:parent-style-name="Standard">
      <loext:graphic-properties draw:fill="none"/>
      <style:paragraph-properties fo:margin-left="10.74mm" fo:margin-right="0mm" fo:margin-top="0mm" fo:margin-bottom="0mm" loext:contextual-spacing="false" fo:text-align="start" style:justify-single-word="false" fo:text-indent="-10.74mm" style:auto-text-indent="false" fo:background-color="transparent" style:shadow="none">
        <style:tab-stops/>
      </style:paragraph-properties>
      <style:text-properties fo:color="#950000" fo:font-size="16pt" officeooo:rsid="002aaaf4" officeooo:paragraph-rsid="002aaaf4" style:font-size-asian="16pt" style:font-size-complex="16pt"/>
    </style:style>
    <style:style style:name="P8" style:family="paragraph" style:parent-style-name="Standard">
      <loext:graphic-properties draw:fill="none"/>
      <style:paragraph-properties fo:margin-left="10.74mm" fo:margin-right="0mm" fo:margin-top="0mm" fo:margin-bottom="3mm" loext:contextual-spacing="false" fo:text-indent="-10.74mm" style:auto-text-indent="false" fo:background-color="transparent" style:shadow="none">
        <style:tab-stops/>
      </style:paragraph-properties>
      <style:text-properties fo:font-size="10pt" officeooo:rsid="0022ed81" officeooo:paragraph-rsid="0022ed81" style:font-size-asian="10pt" style:font-size-complex="10pt"/>
    </style:style>
    <style:style style:name="P9" style:family="paragraph" style:parent-style-name="Standard">
      <loext:graphic-properties draw:fill="none"/>
      <style:paragraph-properties fo:margin-left="10.74mm" fo:margin-right="0mm" fo:margin-top="0mm" fo:margin-bottom="3mm" loext:contextual-spacing="false" fo:text-indent="-10.74mm" style:auto-text-indent="false" fo:background-color="transparent" style:shadow="none">
        <style:tab-stops/>
      </style:paragraph-properties>
      <style:text-properties fo:font-size="10pt" officeooo:rsid="00225ca1" officeooo:paragraph-rsid="00225ca1" style:font-size-asian="10pt" style:font-size-complex="10pt"/>
    </style:style>
    <style:style style:name="P10" style:family="paragraph" style:parent-style-name="Standard">
      <loext:graphic-properties draw:fill="none"/>
      <style:paragraph-properties fo:margin-left="0mm" fo:margin-right="0mm" fo:margin-top="0mm" fo:margin-bottom="0mm" loext:contextual-spacing="false" fo:text-align="start" style:justify-single-word="false" fo:text-indent="0mm" style:auto-text-indent="false" fo:background-color="transparent" style:shadow="none">
        <style:tab-stops/>
      </style:paragraph-properties>
      <style:text-properties fo:font-size="10pt" officeooo:rsid="002aaaf4" officeooo:paragraph-rsid="002aaaf4" style:font-size-asian="10pt" style:font-size-complex="10pt"/>
    </style:style>
    <style:style style:name="P11" style:family="paragraph" style:parent-style-name="Standard">
      <loext:graphic-properties draw:fill="none"/>
      <style:paragraph-properties fo:margin-left="0mm" fo:margin-right="0mm" fo:margin-top="0mm" fo:margin-bottom="0mm" loext:contextual-spacing="false" fo:text-align="start" style:justify-single-word="false" fo:text-indent="0mm" style:auto-text-indent="false" fo:background-color="transparent" style:shadow="none">
        <style:tab-stops/>
      </style:paragraph-properties>
      <style:text-properties fo:font-size="10pt" officeooo:rsid="00056052" officeooo:paragraph-rsid="0027ed07" style:font-size-asian="10pt" style:font-size-complex="10pt"/>
    </style:style>
    <style:style style:name="P12" style:family="paragraph" style:parent-style-name="Standard">
      <loext:graphic-properties draw:fill="none"/>
      <style:paragraph-properties fo:margin-left="0mm" fo:margin-right="0mm" fo:margin-top="0mm" fo:margin-bottom="0mm" loext:contextual-spacing="false" fo:text-align="start" style:justify-single-word="false" fo:text-indent="0mm" style:auto-text-indent="false" fo:background-color="transparent" style:shadow="none">
        <style:tab-stops/>
      </style:paragraph-properties>
      <style:text-properties fo:font-size="10pt" officeooo:rsid="002f445f" officeooo:paragraph-rsid="002f445f" style:font-size-asian="10pt" style:font-size-complex="10pt"/>
    </style:style>
    <style:style style:name="P13" style:family="paragraph" style:parent-style-name="Standard">
      <loext:graphic-properties draw:fill="none"/>
      <style:paragraph-properties fo:margin-left="19.76mm" fo:margin-right="0mm" fo:margin-top="0mm" fo:margin-bottom="0mm" loext:contextual-spacing="false" fo:text-indent="-20mm" style:auto-text-indent="false" fo:background-color="transparent" style:shadow="none">
        <style:tab-stops>
          <style:tab-stop style:position="0.26mm"/>
        </style:tab-stops>
      </style:paragraph-properties>
      <style:text-properties fo:font-size="10pt" officeooo:rsid="00267496" officeooo:paragraph-rsid="00267496" style:font-size-asian="10pt" style:font-size-complex="10pt"/>
    </style:style>
    <style:style style:name="P14" style:family="paragraph" style:parent-style-name="Standard" style:master-page-name="">
      <loext:graphic-properties draw:fill="none"/>
      <style:paragraph-properties fo:margin-left="19.76mm" fo:margin-right="0mm" fo:margin-top="0mm" fo:margin-bottom="0mm" loext:contextual-spacing="false" fo:text-indent="-20mm" style:auto-text-indent="false" style:page-number="auto" fo:background-color="transparent" style:shadow="none">
        <style:tab-stops>
          <style:tab-stop style:position="0.26mm"/>
        </style:tab-stops>
      </style:paragraph-properties>
      <style:text-properties fo:font-size="10pt" officeooo:rsid="002f947f" officeooo:paragraph-rsid="002f947f" style:font-size-asian="10pt" style:font-size-complex="10pt"/>
    </style:style>
    <style:style style:name="P15" style:family="paragraph" style:parent-style-name="Standard">
      <style:paragraph-properties fo:margin-top="0mm" fo:margin-bottom="0mm" loext:contextual-spacing="false" fo:text-align="start" style:justify-single-word="false"/>
      <style:text-properties fo:font-size="10pt" officeooo:rsid="00056052" officeooo:paragraph-rsid="0027ed07" style:font-size-asian="10pt" style:font-size-complex="10pt"/>
    </style:style>
    <style:style style:name="P16" style:family="paragraph" style:parent-style-name="Standard">
      <style:paragraph-properties fo:margin-top="0mm" fo:margin-bottom="0mm" loext:contextual-spacing="false" fo:text-align="start" style:justify-single-word="false"/>
      <style:text-properties fo:color="#950000" fo:font-size="10pt" fo:font-weight="normal" officeooo:rsid="00056052" officeooo:paragraph-rsid="0027ed07" style:font-size-asian="10pt" style:font-weight-asian="normal" style:font-size-complex="10pt" style:font-weight-complex="normal"/>
    </style:style>
    <style:style style:name="P17" style:family="paragraph" style:parent-style-name="Standard">
      <loext:graphic-properties draw:fill="none"/>
      <style:paragraph-properties fo:margin-left="0mm" fo:margin-right="0mm" fo:margin-top="0mm" fo:margin-bottom="1.99mm" loext:contextual-spacing="false" fo:text-indent="0mm" style:auto-text-indent="false" fo:background-color="transparent" style:shadow="none">
        <style:tab-stops/>
      </style:paragraph-properties>
      <style:text-properties fo:color="#950000" fo:font-size="16pt" officeooo:rsid="00267496" officeooo:paragraph-rsid="00267496" style:font-size-asian="16pt" style:font-size-complex="16pt"/>
    </style:style>
    <style:style style:name="P18" style:family="paragraph" style:parent-style-name="Standard">
      <loext:graphic-properties draw:fill="none"/>
      <style:paragraph-properties fo:margin-left="0mm" fo:margin-right="0mm" fo:margin-top="0mm" fo:margin-bottom="1.99mm" loext:contextual-spacing="false" fo:text-indent="0mm" style:auto-text-indent="false" fo:break-before="column" fo:background-color="transparent" style:shadow="none">
        <style:tab-stops/>
      </style:paragraph-properties>
      <style:text-properties fo:color="#950000" fo:font-size="16pt" officeooo:rsid="00267496" officeooo:paragraph-rsid="00267496" style:font-size-asian="16pt" style:font-size-complex="16pt"/>
    </style:style>
    <style:style style:name="P19" style:family="paragraph" style:parent-style-name="Standard">
      <loext:graphic-properties draw:fill="none"/>
      <style:paragraph-properties fo:margin-left="10.74mm" fo:margin-right="0mm" fo:margin-top="0mm" fo:margin-bottom="3mm" loext:contextual-spacing="false" fo:text-indent="-10.74mm" style:auto-text-indent="false" fo:background-color="transparent" style:shadow="none">
        <style:tab-stops/>
      </style:paragraph-properties>
      <style:text-properties fo:font-size="10pt" officeooo:rsid="0022ed81" officeooo:paragraph-rsid="00326ff2" style:font-size-asian="10pt" style:font-size-complex="10pt"/>
    </style:style>
    <style:style style:name="P20" style:family="paragraph" style:parent-style-name="Standard">
      <loext:graphic-properties draw:fill="none"/>
      <style:paragraph-properties fo:margin-left="10.74mm" fo:margin-right="0mm" fo:margin-top="0mm" fo:margin-bottom="0mm" loext:contextual-spacing="false" fo:text-indent="-10.74mm" style:auto-text-indent="false" fo:background-color="transparent" style:shadow="none">
        <style:tab-stops/>
      </style:paragraph-properties>
      <style:text-properties fo:color="#950000" fo:font-size="16pt" officeooo:rsid="00267496" officeooo:paragraph-rsid="00267496" style:font-size-asian="16pt" style:font-size-complex="16pt"/>
    </style:style>
    <style:style style:name="P21" style:family="paragraph" style:parent-style-name="Footer">
      <style:paragraph-properties fo:line-height="90%" fo:text-align="center" style:justify-single-word="false"/>
      <style:text-properties style:text-position="0% 100%" style:font-name="CurlyHogRunes" fo:font-size="66pt" fo:font-weight="normal" officeooo:rsid="002b6670" officeooo:paragraph-rsid="0039ae1b" style:font-size-asian="66pt" style:font-weight-asian="normal" style:font-size-complex="66pt" style:font-weight-complex="normal"/>
    </style:style>
    <style:style style:name="P22" style:family="paragraph">
      <loext:graphic-properties draw:fill="none" draw:fill-color="#ffffff"/>
      <style:text-properties fo:color="#ce181e" style:font-name="CurlyHogRunes" fo:font-size="140pt" style:font-size-asian="140pt" style:font-name-complex="CurlyHogRunes" style:font-size-complex="140pt"/>
    </style:style>
    <style:style style:name="P23" style:family="paragraph">
      <loext:graphic-properties draw:fill="none" draw:fill-color="#ffffff"/>
      <style:text-properties fo:font-size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de0e" style:font-weight-asian="normal" style:font-weight-complex="normal"/>
    </style:style>
    <style:style style:name="T3" style:family="text">
      <style:text-properties officeooo:rsid="00056052"/>
    </style:style>
    <style:style style:name="T4" style:family="text">
      <style:text-properties officeooo:rsid="00074bb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b52e7"/>
    </style:style>
    <style:style style:name="T7" style:family="text">
      <style:text-properties officeooo:rsid="0033e469"/>
    </style:style>
    <style:style style:name="T8" style:family="text">
      <style:text-properties officeooo:rsid="0035b7c5"/>
    </style:style>
    <style:style style:name="T9" style:family="text">
      <style:text-properties fo:color="#950000"/>
    </style:style>
    <style:style style:name="T10" style:family="text">
      <style:text-properties fo:color="#950000" fo:font-weight="normal" style:font-weight-asian="normal" style:font-weight-complex="normal"/>
    </style:style>
    <style:style style:name="T11" style:family="text">
      <style:text-properties officeooo:rsid="0039ae1b"/>
    </style:style>
    <style:style style:name="T12" style:family="text">
      <style:text-properties fo:color="#ce181e"/>
    </style:style>
    <style:style style:name="T13" style:family="text">
      <style:text-properties style:font-name="CurlyHogRunes" fo:font-size="140pt" style:font-size-asian="140pt" style:font-name-complex="CurlyHogRunes" style:font-size-complex="140pt"/>
    </style:style>
    <style:style style:name="T14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57.03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4.07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Results</text:p>
      <text:p text:style-name="P8">2019:<text:tab/>Developed a vessel tracking service using a “mobile land station” approach featuring an embedded linux based NMEA interface box <text:span text:style-name="T7">(GeoCloud/ElCheapoAIS)</text:span>.</text:p>
      <text:p text:style-name="P8">2019:<text:tab/>Developed an OpenGL based window manager for Linux <text:span text:style-name="T8">(InfiniteGlass)</text:span></text:p>
      <text:p text:style-name="P9">2014:<text:tab/>Developed a fishing detection ML solution and visualization as part of an international project including Google, SkyTruth and Oceana. The visualization is used to detect over fishing across the globe (globalfishingwatch.org)</text:p>
      <text:p text:style-name="P9">2013:<text:tab/>Built a web-based mapping tool visualizing the flaring made by oil drilling sites using satellite data (SkyTruth)</text:p>
      <text:p text:style-name="P9">2012:<text:tab/>Developed a plugin system for Django (appomatic)</text:p>
      <text:p text:style-name="P8">2012:<text:tab/>Built a GPSd archival and synchronization daemon (AGPSD)</text:p>
      <text:p text:style-name="P9">2011:<text:tab/>Built a collaborative drawing program with support for large PDF underlays useful in architectural firms (SketchSpace)</text:p>
      <text:p text:style-name="P9">2010:<text:tab/>Designed a celtic knot inspired font (CurlyHogRunes)</text:p>
      <text:p text:style-name="P9">2010:<text:tab/>Lead a project on the history of surveillance which was exhibited in the streets of Gothenburg for 6 weeks attracting over 5000 visitors.</text:p>
      <text:p text:style-name="P9">2010:<text:tab/>Developed a plugin system for a collaborative text editor used in schools, newspapers, political parties, software carpentry etc. (etherpad.org)</text:p>
      <text:p text:style-name="P9">2008:<text:tab/>Developed a web framework for Python with SQL Alchemy integration (WebWidgets)</text:p>
      <text:p text:style-name="P9">2006:<text:tab/>Built a network-booting debian based system for school desktops making central maintenance of the machines easier</text:p>
      <text:p text:style-name="P8">2000:<text:tab/>Created the first graphical boot process for Linux (Aurora)</text:p>
      <text:p text:style-name="P19">1997:<text:tab/>Built and ran an online school news paper and discussion board</text:p>
      <text:p text:style-name="P19"/>
      <text:p text:style-name="P19"><text:tab/>Volunteered at several music festivals in various countries</text:p>
      <text:p text:style-name="P18">Experience</text:p>
      <text:p text:style-name="P14">2017-<text:tab/>Innovator at Innovation Garage AS</text:p>
      <text:p text:style-name="P13">2013-2017<text:tab/>GIS programmer at SkyTruth</text:p>
      <text:p text:style-name="P13">2010-2012<text:tab/>Lead dev at Etherpad Foundation</text:p>
      <text:p text:style-name="P13">2007-2012<text:tab/>Consultant at FreeCode AS</text:p>
      <text:p text:style-name="P13">2006<text:tab/>Programmer at uAnywhere</text:p>
      <text:p text:style-name="P13">2002-2005<text:tab/>Programmer at TakeIT</text:p>
      <text:p text:style-name="P13">2000-2001<text:tab/>Programmer at Mandrakesoft SA</text:p>
      <text:p text:style-name="P13">1999<text:tab/>Programmer at Hern Labs</text:p>
      <text:p text:style-name="P13"/>
      <text:p text:style-name="P6">Education &amp; Courses</text:p>
      <text:p text:style-name="P3">Computer Science (120 uni points)</text:p>
      <text:p text:style-name="P3">Basic law &amp; IP law (30 uni points)</text:p>
      <text:p text:style-name="P3">Machine learning (coursera)</text:p>
      <text:p text:style-name="P5"/>
      <text:p text:style-name="P6">Languages &amp; tools</text:p>
      <text:p text:style-name="P15"><text:span text:style-name="T10">Python, JavaScript, C, SQL</text:span><text:span text:style-name="T5">, </text:span><text:span text:style-name="T2">Cython, </text:span>Scala, Scheme, Prolog, x86 ASM</text:p>
      <text:p text:style-name="P15"/>
      <text:p text:style-name="P16">Scikit-learn, PostGIS, <text:span text:style-name="T4">OpenLayers, WebGL, </text:span>Django, jQuery, <text:span text:style-name="T4">Docker swarm</text:span></text:p>
      <text:p text:style-name="P11"><text:span text:style-name="T4">Numpy, </text:span>SciPy, <text:span text:style-name="T4">Jupyter Notebook, </text:span>Dask, TensorFlow, Luigi, <text:span text:style-name="T4">Apache </text:span>Beam, Shapely, Dojo, <text:span text:style-name="T6">FontForge, InkScape</text:span></text:p>
      <text:p text:style-name="P11"/>
      <text:p text:style-name="P12">i2c, SPI, RS232/RS485</text:p>
      <text:p text:style-name="P11"/>
      <text:p text:style-name="P15"><text:span text:style-name="T10">Swedish, English</text:span>, French, German</text:p>
      <text:p text:style-name="P4"/>
      <text:p text:style-name="P7">Interests</text:p>
      <text:p text:style-name="P10">Folk dancing, woodworking, sailing, camping, electronic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urlyHogRunes" svg:font-family="CurlyHogRune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4.19mm" style:type="center"/>
          <style:tab-stop style:position="188.38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4.19mm" style:type="center"/>
          <style:tab-stop style:position="188.38m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>
      <loext:graphic-properties draw:fill="none" draw:fill-color="#ffffff"/>
      <style:text-properties fo:color="#ce181e" style:font-name="CurlyHogRunes" fo:font-size="140pt" style:font-size-asian="140pt" style:font-name-complex="CurlyHogRunes" style:font-size-complex="140pt"/>
    </style:style>
    <style:style style:name="MP2" style:family="paragraph">
      <loext:graphic-properties draw:fill="none" draw:fill-color="#ffffff"/>
      <style:text-properties fo:font-size="12pt"/>
    </style:style>
    <style:style style:name="MP3" style:family="paragraph" style:parent-style-name="Standard" style:master-page-name="">
      <loext:graphic-properties draw:fill="none"/>
      <style:paragraph-properties fo:margin-left="12.75mm" fo:margin-right="0mm" fo:text-indent="-13mm" style:auto-text-indent="false" style:page-number="auto" fo:background-color="transparent"/>
      <style:text-properties fo:font-size="10pt" officeooo:paragraph-rsid="0031139a" style:font-size-asian="10pt" style:font-size-complex="10pt"/>
    </style:style>
    <style:style style:name="MP4" style:family="paragraph" style:parent-style-name="Standard">
      <loext:graphic-properties draw:fill="none"/>
      <style:paragraph-properties fo:margin-left="12.75mm" fo:margin-right="0mm" fo:text-indent="-13mm" style:auto-text-indent="false" fo:background-color="transparent"/>
      <style:text-properties fo:font-size="10pt" fo:font-weight="normal" officeooo:paragraph-rsid="0031139a" style:font-size-asian="10pt" style:font-weight-asian="normal" style:font-size-complex="10pt" style:font-weight-complex="normal"/>
    </style:style>
    <style:style style:name="MP5" style:family="paragraph" style:parent-style-name="Footer">
      <style:paragraph-properties fo:line-height="90%" fo:text-align="center" style:justify-single-word="false"/>
      <style:text-properties style:text-position="0% 100%" style:font-name="CurlyHogRunes" fo:font-size="66pt" fo:font-weight="normal" officeooo:rsid="002b6670" officeooo:paragraph-rsid="0039ae1b" style:font-size-asian="66pt" style:font-weight-asian="normal" style:font-size-complex="66pt" style:font-weight-complex="normal"/>
    </style:style>
    <style:style style:name="MT1" style:family="text">
      <style:text-properties style:font-name="CurlyHogRunes" fo:font-size="140pt" style:font-size-asian="140pt" style:font-name-complex="CurlyHogRunes" style:font-size-complex="140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color="#950000" fo:font-weight="normal" style:font-weight-asian="normal" style:font-weight-complex="normal"/>
    </style:style>
    <style:style style:name="MT5" style:family="text">
      <style:text-properties fo:color="#950000"/>
    </style:style>
    <style:style style:name="MT6" style:family="text">
      <style:text-properties officeooo:rsid="00056052"/>
    </style:style>
    <style:style style:name="MT7" style:family="text">
      <style:text-properties officeooo:rsid="0039ae1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57.03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4.07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0.01mm" fo:page-height="297mm" style:num-format="1" style:print-orientation="portrait" fo:margin-top="20mm" fo:margin-bottom="8.41mm" fo:margin-left="11.64mm" fo:margin-right="9.98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columns fo:column-count="2">
          <style:column style:rel-width="5935*" fo:start-indent="0mm" fo:end-indent="2.5mm"/>
          <style:column style:rel-width="3703*" fo:start-indent="2.5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svg:height="40.15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x="0.35mm" svg:y="1.69mm" svg:width="47.29mm" svg:height="30.66mm" draw:z-index="2"><draw:image xlink:href="Pictures/100057150000127900000BF999D2E0265AECDAF7.svg" xlink:type="simple" xlink:show="embed" xlink:actuate="onLoad" loext:mime-type="image/svg+xml"/><draw:image xlink:href="Pictures/10000201000000B300000074A71CE1228675532A.png" xlink:type="simple" xlink:show="embed" xlink:actuate="onLoad"/></draw:frame><draw:frame text:anchor-type="paragraph" draw:z-index="0" draw:name="Shape1" draw:style-name="Mgr1" draw:text-style-name="MP1" svg:width="129.12mm" svg:height="57.03mm" svg:x="61.4mm" svg:y="-7.81mm"><draw:text-box><text:p><text:span text:style-name="MT1">Egil Möller</text:span></text:p></draw:text-box></draw:frame></text:p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><draw:frame text:anchor-type="paragraph" draw:z-index="1" draw:name="Shape2" draw:style-name="Mgr2" draw:text-style-name="MP2" svg:width="91.31mm" svg:height="4.08mm" svg:x="99.22mm" svg:y="3.72mm"><draw:text-box><text:p><text:span text:style-name="MT2">+46-(0)723711268 <text:s text:c="3"/>redhog@redhog.org <text:s text:c="3"/>github.com/redhog</text:span></text:p></draw:text-box></draw:frame></text:p>
        <text:p text:style-name="Header"/>
      </style:header>
      <style:footer>
        <text:p text:style-name="MP3">I strive<text:tab/><text:span text:style-name="MT3">...to prove that </text:span><text:span text:style-name="MT4">ethics</text:span><text:span text:style-name="MT3"> and professional business are compatible.</text:span></text:p>
        <text:p text:style-name="MP4"><text:tab/>...to find generic, <text:span text:style-name="MT5">reusable solutions</text:span> to real practical problems and to help the user find out what it really is they need.</text:p>
        <text:p text:style-name="MP4"><text:tab/>...to spread the knowledge of <text:span text:style-name="MT5">Free Software</text:span> and increase peoples awareness of issues around software, patents an<text:span text:style-name="MT6">d</text:span> how<text:line-break/> <text:s text:c="2"/>that impacts their democratic freedoms.</text:p>
        <text:p text:style-name="MP5"><text:span text:style-name="MT7">`````````````````````````````````````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22:43:50.598128032</meta:creation-date>
    <dc:date>2019-09-17T20:36:58.912365125</dc:date>
    <meta:editing-duration>PT1H48M26S</meta:editing-duration>
    <meta:editing-cycles>28</meta:editing-cycles>
    <meta:generator>LibreOffice/6.0.7.3$Linux_X86_64 LibreOffice_project/00m0$Build-3</meta:generator>
    <meta:document-statistic meta:table-count="0" meta:image-count="1" meta:object-count="0" meta:page-count="1" meta:paragraph-count="41" meta:word-count="392" meta:character-count="2744" meta:non-whitespace-character-count="2387"/>
  </office:meta>
</office:document-meta>
</file>